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8AC000001DC000001DC6812CC1E.svg"/>
  <manifest:file-entry manifest:media-type="image/gif" manifest:full-path="Pictures/100002000000000A0000000ADDA84F49.gif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6">
      <style:text-properties fo:font-weight="normal" style:font-weight-asian="normal" style:font-weight-complex="normal"/>
    </style:style>
    <style:style style:name="P10" style:family="paragraph" style:parent-style-name="Standard">
      <style:text-properties fo:color="#ff6600" fo:font-weight="bold" style:font-weight-asian="bold" style:font-weight-complex="bold"/>
    </style:style>
    <style:style style:name="P11" style:family="paragraph" style:parent-style-name="Standard">
      <style:text-properties fo:color="#00ccff" fo:font-weight="bold" style:font-weight-asian="bold" style:font-weight-complex="bold"/>
    </style:style>
    <style:style style:name="P12" style:family="paragraph" style:parent-style-name="Standard">
      <style:text-properties fo:color="#cc00cc" fo:font-weight="bold" style:font-weight-asian="bold" style:font-weight-complex="bold"/>
    </style:style>
    <style:style style:name="T1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Verdana" fo:font-size="14pt" style:font-size-asian="14pt" style:font-size-complex="14pt"/>
    </style:style>
    <style:style style:name="T3" style:family="text">
      <style:text-properties fo:color="#ffff00" style:font-name="Verdana" fo:font-size="14pt" style:font-size-asian="14pt" style:font-size-complex="14pt"/>
    </style:style>
    <style:style style:name="T4" style:family="text">
      <style:text-properties fo:color="#ffff00" style:font-name="Verdana" fo:font-size="14pt" fo:font-weight="bold" style:font-size-asian="14pt" style:font-weight-asian="bold" style:font-size-complex="14pt" style:font-weight-complex="bold"/>
    </style:style>
    <text:list-style style:name="L1">
      <text:list-level-style-image text:level="1" xlink:href="Pictures/100008AC000001DC000001DC6812CC1E.svg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20000000012000000126F60A49F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20000000012000000129A0CB963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er :</text:p>
      <text:list xml:id="list8816242973454971162" text:style-name="L1">
        <text:list-item>
          <text:p text:style-name="P2">logo et menu (hébergements, activités, s'inscrire). Insertion logo et balise nav</text:p>
        </text:list-item>
        <text:list-item>
          <text:p text:style-name="P2">p1(« trouver votre hébergement pour des vacances ... »)</text:p>
        </text:list-item>
        <text:list-item>
          <text:p text:style-name="P2">p2(« en plein centre ville ou... »)</text:p>
        </text:list-item>
        <text:list-item>
          <text:p text:style-name="P2">insertion logo + saisie utilisateur + bouton(« rechercher »). </text:p>
        </text:list-item>
        <text:list-item>
          <text:p text:style-name="P2">p2 + 4 blocs :(1 logo + <text:s/>p3)</text:p>
        </text:list-item>
        <text:list-item>
          <text:p text:style-name="P3"><text:span text:style-name="T1">logo + p2</text:span></text:p>
        </text:list-item>
      </text:list>
      <text:p text:style-name="Standard"><text:span text:style-name="T1"/></text:p>
      <text:p text:style-name="P10"><text:span text:style-name="T2">Section hébergements et les plus populaires :</text:span></text:p>
      <text:p text:style-name="P4"><text:span text:style-name="T2"><text:tab/></text:span><text:span text:style-name="T3">section hébergements :</text:span></text:p>
      <text:list xml:id="list210696625329207583" text:style-name="L2">
        <text:list-item>
          <text:p text:style-name="P6"><text:span text:style-name="T2">p1(« hébergements à Marseille »)</text:span></text:p>
        </text:list-item>
        <text:list-item>
          <text:p text:style-name="P6"><text:span text:style-name="T2">6 blocs:(image + [nom + prix + étoiles])</text:span></text:p>
        </text:list-item>
        <text:list-item>
          <text:p text:style-name="P6"><text:span text:style-name="T2">p2(« afficher plus »)</text:span></text:p>
        </text:list-item>
      </text:list>
      <text:p text:style-name="Standard"><text:span text:style-name="T2"><text:tab/></text:span><text:span text:style-name="T4">section les plus populaires :</text:span></text:p>
      <text:list xml:id="list2993848100647804693" text:style-name="L4">
        <text:list-item>
          <text:p text:style-name="P7"><text:span text:style-name="T2">p1(« les plus populaires ») + insertion logo</text:span></text:p>
        </text:list-item>
        <text:list-item>
          <text:p text:style-name="P7"><text:span text:style-name="T2">3 blocs :(image + [nom + prix + étoiles])</text:span></text:p>
        </text:list-item>
      </text:list>
      <text:p text:style-name="P5"><text:span text:style-name="T2"/></text:p>
      <text:p text:style-name="P11"><text:span text:style-name="T2">Section activités à Marseille :</text:span></text:p>
      <text:list xml:id="list8657076022294472759" text:style-name="L5">
        <text:list-item>
          <text:p text:style-name="P8"><text:span text:style-name="T2">p1(« activités à Marseille »)</text:span></text:p>
        </text:list-item>
        <text:list-item>
          <text:p text:style-name="P8"><text:span text:style-name="T2">1 bloc – vieux port(photo+p2)</text:span></text:p>
        </text:list-item>
        <text:list-item>
          <text:p text:style-name="P8"><text:span text:style-name="T2">1 bloc de 2 blocs : (photo + p2 fort de pomègues) + (photo +p2 îles du frioul)</text:span></text:p>
        </text:list-item>
        <text:list-item>
          <text:p text:style-name="P8"><text:span text:style-name="T2">1 bloc – parc nationale des Calanques(photo+p2)</text:span></text:p>
        </text:list-item>
        <text:list-item>
          <text:p text:style-name="P8"><text:span text:style-name="T2">1 bloc de 2 blocs : (photo + p2 notre dame) + (photo+p2 parc Longchamp)</text:span></text:p>
        </text:list-item>
      </text:list>
      <text:p text:style-name="P5"><text:span text:style-name="T2"/></text:p>
      <text:p text:style-name="P12"><text:span text:style-name="T2">Footer :</text:span></text:p>
      <text:list xml:id="list6686488721004088912" text:style-name="L6">
        <text:list-item>
          <text:p text:style-name="P9"><text:span text:style-name="T2">nav : A propos <text:s/>+ liste à puces</text:span></text:p>
        </text:list-item>
        <text:list-item>
          <text:p text:style-name="P9"><text:span text:style-name="T2">nav : Nos hébergements + listes à puces</text:span></text:p>
        </text:list-item>
        <text:list-item>
          <text:p text:style-name="P9"><text:span text:style-name="T2">nav : Assistance + liste à puces</text:span></text:p>
        </text:list-item>
      </text:list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lle DOMENGES</meta:initial-creator>
    <meta:creation-date>2021-07-23T11:25:13.93</meta:creation-date>
    <dc:date>2021-07-23T13:26:21.65</dc:date>
    <dc:creator>Marielle DOMENGES</dc:creator>
    <meta:editing-duration>PT13M16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1" meta:paragraph-count="25" meta:word-count="197" meta:character-count="967"/>
  </office:meta>
</office:document-meta>
</file>